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ac1d8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ac1d8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paragraph-rsid="001ac1d8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text-properties officeooo:paragraph-rsid="001ac1d8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text-properties officeooo:paragraph-rsid="001ac1d8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officeooo:paragraph-rsid="001ac1d8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text-properties officeooo:paragraph-rsid="001ac1d8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text-properties officeooo:paragraph-rsid="001ac1d8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text-properties officeooo:paragraph-rsid="001ac1d8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text-properties officeooo:paragraph-rsid="001ac1d8"/>
    </style:style>
    <style:style style:name="P21" style:family="paragraph" style:parent-style-name="Text_20_body" style:list-style-name="L11"/>
    <style:style style:name="P22" style:family="paragraph" style:parent-style-name="Text_20_body">
      <style:paragraph-properties fo:margin-left="1.251cm" fo:margin-right="0cm" fo:text-indent="0cm" style:auto-text-indent="false"/>
      <style:text-properties officeooo:paragraph-rsid="001ac1d8"/>
    </style:style>
    <style:style style:name="T1" style:family="text">
      <style:text-properties officeooo:rsid="001ac1d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Detallado de Tareas y Subtareas para Regio Abasto</text:h>
      <text:h text:style-name="Heading_20_2" text:outline-level="2">Tareas Principales y Subtareas</text:h>
      <text:h text:style-name="Heading_20_3" text:outline-level="3">1. Diseño y Desarrollo de la Landing Page</text:h>
      <text:list xml:id="list3027206898" text:style-name="L1">
        <text:list-item>
          <text:p text:style-name="P1"><text:span text:style-name="Strong_20_Emphasis">Inicio:</text:span> 2024-01-01</text:p>
        </text:list-item>
        <text:list-item>
          <text:p text:style-name="P1"><text:span text:style-name="Strong_20_Emphasis">Duración:</text:span> 30 días</text:p>
        </text:list-item>
        <text:list-item>
          <text:p text:style-name="P1"><text:span text:style-name="Strong_20_Emphasis">Fin:</text:span> 2024-01-31</text:p>
        </text:list-item>
        <text:list-item>
          <text:p text:style-name="P2"><text:span text:style-name="Strong_20_Emphasis">Subtareas:</text:span> </text:p>
        </text:list-item>
      </text:list>
      <text:p text:style-name="P22">1.1 Revisión de requisitos del cliente.</text:p>
      <text:p text:style-name="P22">1.2 Diseño de la interfaz de usuario (UI) inicial.</text:p>
      <text:p text:style-name="P22">1.3 Revisión y aprobación del diseño.</text:p>
      <text:p text:style-name="P22">1.4 Implementación del diseño en Next.js.</text:p>
      <text:p text:style-name="P22">1.5 Pruebas de funcionalidad y corrección de errores.</text:p>
      <text:list xml:id="list153126204292723" text:continue-numbering="true" text:style-name="L1">
        <text:list-item>
          <text:p text:style-name="P1"><text:span text:style-name="Strong_20_Emphasis">Tipo de Entrega:</text:span> </text:p>
        </text:list-item>
      </text:list>
      <text:p text:style-name="Horizontal_20_Line"/>
      <text:h text:style-name="Heading_20_3" text:outline-level="3">2. Optimización SEO para la Landing Page</text:h>
      <text:list xml:id="list3382851987" text:style-name="L2">
        <text:list-item>
          <text:p text:style-name="P3"><text:span text:style-name="Strong_20_Emphasis">Inicio:</text:span> 2024-02-01</text:p>
        </text:list-item>
        <text:list-item>
          <text:p text:style-name="P3"><text:span text:style-name="Strong_20_Emphasis">Duración:</text:span> 15 días</text:p>
        </text:list-item>
        <text:list-item>
          <text:p text:style-name="P3"><text:span text:style-name="Strong_20_Emphasis">Fin:</text:span> 2024-02-16</text:p>
        </text:list-item>
        <text:list-item>
          <text:p text:style-name="P4"><text:span text:style-name="Strong_20_Emphasis">Subtareas:</text:span> </text:p>
        </text:list-item>
      </text:list>
      <text:p text:style-name="P22">2.1 Investigación de palabras clave relevantes.</text:p>
      <text:p text:style-name="P22">2.2 Implementación de meta tags y descripciones.</text:p>
      <text:p text:style-name="P22">2.3 Configuración de URLs amigables.</text:p>
      <text:p text:style-name="P22">2.4 Pruebas con herramientas SEO para validación.</text:p>
      <text:list xml:id="list153125500922076" text:continue-numbering="true" text:style-name="L2">
        <text:list-item>
          <text:p text:style-name="P3"><text:span text:style-name="Strong_20_Emphasis">Tipo de Entrega:</text:span> </text:p>
        </text:list-item>
      </text:list>
      <text:p text:style-name="Horizontal_20_Line"/>
      <text:h text:style-name="Heading_20_3" text:outline-level="3">3. Configuración del Hosting y Despliegue de la Landing Page</text:h>
      <text:list xml:id="list2836779639" text:style-name="L3">
        <text:list-item>
          <text:p text:style-name="P5"><text:span text:style-name="Strong_20_Emphasis">Inicio:</text:span> 2024-02-16</text:p>
        </text:list-item>
        <text:list-item>
          <text:p text:style-name="P5"><text:span text:style-name="Strong_20_Emphasis">Duración:</text:span> 10 días</text:p>
        </text:list-item>
        <text:list-item>
          <text:p text:style-name="P5"><text:soft-page-break/><text:span text:style-name="Strong_20_Emphasis">Fin:</text:span> 2024-02-26</text:p>
        </text:list-item>
        <text:list-item>
          <text:p text:style-name="P6"><text:span text:style-name="Strong_20_Emphasis">Subtareas:</text:span> </text:p>
        </text:list-item>
      </text:list>
      <text:p text:style-name="P22">3.1 Selección de proveedor de hosting (e.g., <text:span text:style-name="T1">Railway</text:span>). </text:p>
      <text:p text:style-name="P22">3.2 Configuración de DNS y dominios. </text:p>
      <text:p text:style-name="P22">3.3 Pruebas de carga y rendimiento. </text:p>
      <text:p text:style-name="P22">3.4 Despliegue final de la Landing Page.</text:p>
      <text:list xml:id="list153125406374340" text:continue-numbering="true" text:style-name="L3">
        <text:list-item>
          <text:p text:style-name="P5"><text:span text:style-name="Strong_20_Emphasis">Tipo de Entrega:</text:span> </text:p>
        </text:list-item>
      </text:list>
      <text:p text:style-name="Horizontal_20_Line"/>
      <text:h text:style-name="Heading_20_3" text:outline-level="3">4. Diseño y Configuración del Frontend de la App Web</text:h>
      <text:list xml:id="list1993117955" text:style-name="L4">
        <text:list-item>
          <text:p text:style-name="P7"><text:span text:style-name="Strong_20_Emphasis">Inicio:</text:span> 2024-02-20</text:p>
        </text:list-item>
        <text:list-item>
          <text:p text:style-name="P7"><text:span text:style-name="Strong_20_Emphasis">Duración:</text:span> 45 días</text:p>
        </text:list-item>
        <text:list-item>
          <text:p text:style-name="P7"><text:span text:style-name="Strong_20_Emphasis">Fin:</text:span> 2024-04-05</text:p>
        </text:list-item>
        <text:list-item>
          <text:p text:style-name="P8"><text:span text:style-name="Strong_20_Emphasis">Subtareas:</text:span> </text:p>
        </text:list-item>
      </text:list>
      <text:p text:style-name="P22">4.1 Diseño inicial del flujo de usuario para compradores y administradores. </text:p>
      <text:p text:style-name="P22">4.2 Implementación de componentes reutilizables con React. </text:p>
      <text:p text:style-name="P22">4.3 Configuración de rutas protegidas. </text:p>
      <text:p text:style-name="P22">4.4 Integración inicial con el backend (APIs de prueba). </text:p>
      <text:p text:style-name="P22">4.5 Pruebas unitarias y ajustes en el frontend.</text:p>
      <text:list xml:id="list153125700204418" text:continue-numbering="true" text:style-name="L4">
        <text:list-item>
          <text:p text:style-name="P7"><text:span text:style-name="Strong_20_Emphasis">Tipo de Entrega:</text:span> </text:p>
        </text:list-item>
      </text:list>
      <text:p text:style-name="Horizontal_20_Line"/>
      <text:h text:style-name="Heading_20_3" text:outline-level="3">5. Desarrollo del Backend con Node.js y TypeScript</text:h>
      <text:list xml:id="list2952945493" text:style-name="L5">
        <text:list-item>
          <text:p text:style-name="P9"><text:span text:style-name="Strong_20_Emphasis">Inicio:</text:span> 2024-03-01</text:p>
        </text:list-item>
        <text:list-item>
          <text:p text:style-name="P9"><text:span text:style-name="Strong_20_Emphasis">Duración:</text:span> 60 días</text:p>
        </text:list-item>
        <text:list-item>
          <text:p text:style-name="P9"><text:span text:style-name="Strong_20_Emphasis">Fin:</text:span> 2024-04-30</text:p>
        </text:list-item>
        <text:list-item>
          <text:p text:style-name="P10"><text:span text:style-name="Strong_20_Emphasis">Subtareas:</text:span> </text:p>
        </text:list-item>
      </text:list>
      <text:p text:style-name="P22">5.1 Diseño de la estructura de la base de datos. </text:p>
      <text:p text:style-name="P22">5.2 Creación de APIs para gestión de usuarios, productos y pedidos. </text:p>
      <text:p text:style-name="P22">5.3 Implementación de autenticación con JWT. </text:p>
      <text:p text:style-name="P22">5.4 Configuración de middleware de seguridad (e.g., CORS, validación de datos). </text:p>
      <text:p text:style-name="P22">5.5 Pruebas funcionales y de integración.</text:p>
      <text:list xml:id="list153125127258539" text:continue-numbering="true" text:style-name="L5">
        <text:list-item>
          <text:p text:style-name="P9"><text:span text:style-name="Strong_20_Emphasis">Tipo de Entrega:</text:span> </text:p>
        </text:list-item>
      </text:list>
      <text:p text:style-name="Horizontal_20_Line"/>
      <text:h text:style-name="Heading_20_3" text:outline-level="3"><text:soft-page-break/>6. Integración del Frontend y Backend</text:h>
      <text:list xml:id="list3612708940" text:style-name="L6">
        <text:list-item>
          <text:p text:style-name="P11"><text:span text:style-name="Strong_20_Emphasis">Inicio:</text:span> 2024-04-15</text:p>
        </text:list-item>
        <text:list-item>
          <text:p text:style-name="P11"><text:span text:style-name="Strong_20_Emphasis">Duración:</text:span> 30 días</text:p>
        </text:list-item>
        <text:list-item>
          <text:p text:style-name="P11"><text:span text:style-name="Strong_20_Emphasis">Fin:</text:span> 2024-05-15</text:p>
        </text:list-item>
        <text:list-item>
          <text:p text:style-name="P12"><text:span text:style-name="Strong_20_Emphasis">Subtareas:</text:span> </text:p>
        </text:list-item>
      </text:list>
      <text:p text:style-name="P22">6.1 Conexión de APIs con el frontend.</text:p>
      <text:p text:style-name="P22">6.2 Pruebas de flujo completo (registro, compra, pagos).</text:p>
      <text:p text:style-name="P22">6.3 Solución de errores en la comunicación.</text:p>
      <text:list xml:id="list153125428236874" text:continue-numbering="true" text:style-name="L6">
        <text:list-item>
          <text:p text:style-name="P11"><text:span text:style-name="Strong_20_Emphasis">Tipo de Entrega:</text:span> </text:p>
        </text:list-item>
      </text:list>
      <text:p text:style-name="Horizontal_20_Line"/>
      <text:h text:style-name="Heading_20_3" text:outline-level="3">7. Gestión de Roles y Autenticación (Usuarios y Administradores)</text:h>
      <text:list xml:id="list2206783038" text:style-name="L7">
        <text:list-item>
          <text:p text:style-name="P13"><text:span text:style-name="Strong_20_Emphasis">Inicio:</text:span> 2024-05-15</text:p>
        </text:list-item>
        <text:list-item>
          <text:p text:style-name="P13"><text:span text:style-name="Strong_20_Emphasis">Duración:</text:span> 20 días</text:p>
        </text:list-item>
        <text:list-item>
          <text:p text:style-name="P13"><text:span text:style-name="Strong_20_Emphasis">Fin:</text:span> 2024-06-04</text:p>
        </text:list-item>
        <text:list-item>
          <text:p text:style-name="P14"><text:span text:style-name="Strong_20_Emphasis">Subtareas:</text:span> </text:p>
        </text:list-item>
        <text:list-item>
          <text:p text:style-name="P14">7.1 Creación de roles y permisos para usuarios y administradores. </text:p>
        </text:list-item>
        <text:list-item>
          <text:p text:style-name="P14">7.2 Configuración de acceso a rutas protegidas. </text:p>
        </text:list-item>
        <text:list-item>
          <text:p text:style-name="P14">7.3 Validación de seguridad en los endpoints.</text:p>
        </text:list-item>
        <text:list-item>
          <text:p text:style-name="P13"><text:span text:style-name="Strong_20_Emphasis">Tipo de Entrega:</text:span> </text:p>
        </text:list-item>
      </text:list>
      <text:p text:style-name="Horizontal_20_Line"/>
      <text:h text:style-name="Heading_20_3" text:outline-level="3">8. Implementación del Carrito de Compras y Pagos</text:h>
      <text:list xml:id="list991732775" text:style-name="L8">
        <text:list-item>
          <text:p text:style-name="P15"><text:span text:style-name="Strong_20_Emphasis">Inicio:</text:span> 2024-06-01</text:p>
        </text:list-item>
        <text:list-item>
          <text:p text:style-name="P15"><text:span text:style-name="Strong_20_Emphasis">Duración:</text:span> 25 días</text:p>
        </text:list-item>
        <text:list-item>
          <text:p text:style-name="P15"><text:span text:style-name="Strong_20_Emphasis">Fin:</text:span> 2024-06-26</text:p>
        </text:list-item>
        <text:list-item>
          <text:p text:style-name="P16"><text:span text:style-name="Strong_20_Emphasis">Subtareas:</text:span> </text:p>
        </text:list-item>
      </text:list>
      <text:p text:style-name="P22">8.1 Desarrollo del flujo de carrito de compras. </text:p>
      <text:p text:style-name="P22">8.2 Integración de pasarelas de pago seguras. </text:p>
      <text:p text:style-name="P22">8.3 Validación de pedidos y confirmaciones.</text:p>
      <text:list xml:id="list153125225711944" text:continue-numbering="true" text:style-name="L8">
        <text:list-item>
          <text:p text:style-name="P15"><text:span text:style-name="Strong_20_Emphasis">Tipo de Entrega:</text:span> </text:p>
        </text:list-item>
      </text:list>
      <text:p text:style-name="Horizontal_20_Line"/>
      <text:h text:style-name="Heading_20_3" text:outline-level="3"><text:soft-page-break/>9. Desarrollo del Panel Administrativo para Administradores</text:h>
      <text:list xml:id="list567812615" text:style-name="L9">
        <text:list-item>
          <text:p text:style-name="P17"><text:span text:style-name="Strong_20_Emphasis">Inicio:</text:span> 2024-06-30</text:p>
        </text:list-item>
        <text:list-item>
          <text:p text:style-name="P17"><text:span text:style-name="Strong_20_Emphasis">Duración:</text:span> 30 días</text:p>
        </text:list-item>
        <text:list-item>
          <text:p text:style-name="P17"><text:span text:style-name="Strong_20_Emphasis">Fin:</text:span> 2024-07-30</text:p>
        </text:list-item>
        <text:list-item>
          <text:p text:style-name="P18"><text:span text:style-name="Strong_20_Emphasis">Subtareas:</text:span> </text:p>
        </text:list-item>
      </text:list>
      <text:p text:style-name="P22">9.1 Creación de vistas para gestión de productos e inventarios. </text:p>
      <text:p text:style-name="P22">9.2 Implementación de reportes y estadísticas.</text:p>
      <text:p text:style-name="P22">9.3 Configuración de subtiendas personalizables.</text:p>
      <text:list xml:id="list153125759540739" text:continue-numbering="true" text:style-name="L9">
        <text:list-item>
          <text:p text:style-name="P17"><text:span text:style-name="Strong_20_Emphasis">Tipo de Entrega:</text:span> </text:p>
        </text:list-item>
      </text:list>
      <text:p text:style-name="Horizontal_20_Line"/>
      <text:h text:style-name="Heading_20_3" text:outline-level="3">10. Testing General y Ajustes</text:h>
      <text:list xml:id="list1779184996" text:style-name="L10">
        <text:list-item>
          <text:p text:style-name="P19"><text:span text:style-name="Strong_20_Emphasis">Inicio:</text:span> 2024-07-30</text:p>
        </text:list-item>
        <text:list-item>
          <text:p text:style-name="P19"><text:span text:style-name="Strong_20_Emphasis">Duración:</text:span> 30 días</text:p>
        </text:list-item>
        <text:list-item>
          <text:p text:style-name="P19"><text:span text:style-name="Strong_20_Emphasis">Fin:</text:span> 2024-08-29</text:p>
        </text:list-item>
        <text:list-item>
          <text:p text:style-name="P20"><text:span text:style-name="Strong_20_Emphasis">Subtareas:</text:span> </text:p>
        </text:list-item>
      </text:list>
      <text:p text:style-name="P22">10.1 Pruebas funcionales de toda la aplicación. </text:p>
      <text:p text:style-name="P22">10.2 Validación de experiencia de usuario (UX). </text:p>
      <text:p text:style-name="P22">10.3 Ajustes finales según retroalimentación.</text:p>
      <text:list xml:id="list153125126082448" text:continue-numbering="true" text:style-name="L10">
        <text:list-item>
          <text:p text:style-name="P19"><text:span text:style-name="Strong_20_Emphasis">Tipo de Entrega:</text:span> </text:p>
        </text:list-item>
      </text:list>
      <text:p text:style-name="Horizontal_20_Line"/>
      <text:h text:style-name="Heading_20_3" text:outline-level="3">Notas Adicionales</text:h>
      <text:list xml:id="list2431465942" text:style-name="L11">
        <text:list-item>
          <text:p text:style-name="P21">Las tareas relacionadas con IA y recomendaciones de productos se definirán posteriorment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0T15:20:05.331212226</meta:creation-date>
    <dc:date>2024-12-20T15:31:22.466310343</dc:date>
    <meta:editing-duration>PT57S</meta:editing-duration>
    <meta:editing-cycles>1</meta:editing-cycles>
    <meta:document-statistic meta:table-count="0" meta:image-count="0" meta:object-count="0" meta:page-count="4" meta:paragraph-count="102" meta:word-count="547" meta:character-count="3365" meta:non-whitespace-character-count="2936"/>
    <meta:generator>LibreOffice/6.4.7.2$Linux_X86_64 LibreOffice_project/40$Build-2</meta:generator>
  </office:meta>
</office:document-meta>
</file>